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paragraph-rsid="002aad67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8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Text_20_body" style:list-style-name="L8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paragraph-rsid="002aad67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7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8" style:family="paragraph" style:parent-style-name="Text_20_body" style:list-style-name="L1">
      <style:text-properties fo:font-size="15pt" fo:font-style="italic" style:text-underline-style="solid" style:text-underline-width="auto" style:text-underline-color="font-color" fo:font-weight="bold" officeooo:rsid="001d1065" officeooo:paragraph-rsid="00551b28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5">
      <style:text-properties officeooo:paragraph-rsid="0035120a"/>
    </style:style>
    <style:style style:name="P22" style:family="paragraph" style:parent-style-name="Text_20_body">
      <style:text-properties officeooo:rsid="0048f30c" officeooo:paragraph-rsid="0048f30c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>
      <style:text-properties officeooo:rsid="00551b28" officeooo:paragraph-rsid="0048f30c"/>
    </style:style>
    <style:style style:name="P34" style:family="paragraph" style:parent-style-name="Text_20_body">
      <style:text-properties fo:font-size="18pt" fo:font-weight="bold" officeooo:rsid="00551b28" officeooo:paragraph-rsid="00551b28" style:font-size-asian="18pt" style:font-weight-asian="bold" style:font-size-complex="18pt" style:font-weight-complex="bold"/>
    </style:style>
    <style:style style:name="P35" style:family="paragraph" style:parent-style-name="Text_20_body">
      <style:paragraph-properties>
        <style:tab-stops>
          <style:tab-stop style:position="6.807cm"/>
        </style:tab-stops>
      </style:paragraph-properties>
      <style:text-properties fo:font-size="18pt" fo:font-weight="bold" officeooo:rsid="00551b28" officeooo:paragraph-rsid="00551b28" style:font-size-asian="18pt" style:font-weight-asian="bold" style:font-size-complex="18pt" style:font-weight-complex="bold"/>
    </style:style>
    <style:style style:name="P36" style:family="paragraph" style:parent-style-name="Text_20_body">
      <style:paragraph-properties>
        <style:tab-stops>
          <style:tab-stop style:position="6.807cm"/>
        </style:tab-stops>
      </style:paragraph-properties>
      <style:text-properties fo:font-size="18pt" fo:font-weight="bold" officeooo:rsid="00551b28" officeooo:paragraph-rsid="00551b28" style:font-size-asian="18pt" style:font-weight-asian="bold" style:font-size-complex="18pt" style:font-weight-complex="bold"/>
    </style:style>
    <style:style style:name="T1" style:family="text">
      <style:text-properties officeooo:rsid="001fbe92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4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9a92a"/>
    </style:style>
    <style:style style:name="T13" style:family="text">
      <style:text-properties style:text-underline-style="solid" style:text-underline-width="auto" style:text-underline-color="font-color" officeooo:rsid="004e7087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8" style:family="text">
      <style:text-properties officeooo:rsid="002aad67"/>
    </style:style>
    <style:style style:name="T19" style:family="text">
      <style:text-properties officeooo:rsid="002c8ab4"/>
    </style:style>
    <style:style style:name="T20" style:family="text">
      <style:text-properties officeooo:rsid="0032299f"/>
    </style:style>
    <style:style style:name="T21" style:family="text">
      <style:text-properties officeooo:rsid="0033bc6c"/>
    </style:style>
    <style:style style:name="T22" style:family="text">
      <style:text-properties officeooo:rsid="0038fac4"/>
    </style:style>
    <style:style style:name="T23" style:family="text">
      <style:text-properties officeooo:rsid="004067e4"/>
    </style:style>
    <style:style style:name="T24" style:family="text">
      <style:text-properties officeooo:rsid="0040ff93"/>
    </style:style>
    <style:style style:name="T25" style:family="text">
      <style:text-properties officeooo:rsid="0043b1b7"/>
    </style:style>
    <style:style style:name="T26" style:family="text">
      <style:text-properties officeooo:rsid="0044953f"/>
    </style:style>
    <style:style style:name="T27" style:family="text">
      <style:text-properties officeooo:rsid="0047ae56"/>
    </style:style>
    <style:style style:name="T28" style:family="text">
      <style:text-properties officeooo:rsid="0048f30c"/>
    </style:style>
    <style:style style:name="T29" style:family="text">
      <style:text-properties officeooo:rsid="0049e2ca"/>
    </style:style>
    <style:style style:name="T30" style:family="text">
      <style:text-properties officeooo:rsid="004a4822"/>
    </style:style>
    <style:style style:name="T31" style:family="text">
      <style:text-properties officeooo:rsid="004cedba"/>
    </style:style>
    <style:style style:name="T32" style:family="text">
      <style:text-properties officeooo:rsid="004e7087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aad67" style:font-style-asian="italic" style:font-style-complex="italic"/>
    </style:style>
    <style:style style:name="T35" style:family="text">
      <style:text-properties fo:font-style="italic" officeooo:rsid="0019d231" style:font-style-asian="italic" style:font-style-complex="italic"/>
    </style:style>
    <style:style style:name="T36" style:family="text">
      <style:text-properties fo:font-style="italic" officeooo:rsid="00504d9f" style:font-style-asian="italic" style:font-style-complex="italic"/>
    </style:style>
    <style:style style:name="T37" style:family="text">
      <style:text-properties fo:font-style="italic" officeooo:rsid="00520dae" style:font-style-asian="italic" style:font-style-complex="italic"/>
    </style:style>
    <style:style style:name="T38" style:family="text">
      <style:text-properties officeooo:rsid="004fdf99"/>
    </style:style>
    <style:style style:name="T39" style:family="text">
      <style:text-properties officeooo:rsid="00504d9f"/>
    </style:style>
    <style:style style:name="T40" style:family="text">
      <style:text-properties officeooo:rsid="00520dae"/>
    </style:style>
    <style:style style:name="T41" style:family="text">
      <style:text-properties officeooo:rsid="00541f2c"/>
    </style:style>
    <style:style style:name="T42" style:family="text">
      <style:text-properties officeooo:rsid="00551b28"/>
    </style:style>
    <style:style style:name="T43" style:family="text">
      <style:text-properties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officeooo:rsid="00558b8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O Mordomo</text:span></text:h>
      <text:h text:style-name="Heading_20_2" text:outline-level="2">1. Introdução</text:h>
      <text:p text:style-name="Text_20_body">O projeto<text:span text:style-name="T15"> </text:span><text:span text:style-name="T16">O Mordomo </text:span><text:span text:style-name="T17">foi desenvolvido</text:span><text:span text:style-name="T2"> <text:s/></text:span><text:span text:style-name="T14">PELO PROGRAMADOR</text:span><text:span text:style-name="T3">: </text:span><text:span text:style-name="T4">Pedro Henrique Pontes Santos</text:span><text:span text:style-name="T11">,</text:span> é uma aplicação web baseada em Spring Boot com <text:span text:style-name="T41">Bubble</text:span>, <text:span text:style-name="T11">projetada para auxiliar na gestão e operação de restaurantes </text:span><text:span text:style-name="T12">de todos os portes</text:span><text:span text:style-name="T11">. A plataforma visa simplificar as tarefas diárias dos restaurantes, oferecendo uma ampla gama de funcionalidades para atender às necessidades dos estabelecimentos, </text:span><text:span text:style-name="T12">desde gerenciamento de pedidos </text:span><text:span text:style-name="T13">ou</text:span><text:span text:style-name="T12"> uma comanda aberta, que <text:s/>esta associada a uma mesa, até o controle de fluxo de caixa, </text:span><text:span text:style-name="T13">fluxo de pagamentos, fluxo de</text:span><text:span text:style-name="T12">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7">e Comandas </text:span><text:span text:style-name="T31">[</text:span><text:span text:style-name="T40">Done</text:span><text:span text:style-name="T31">]</text:span></text:h>
      <text:list xml:id="list281702514" text:style-name="L1">
        <text:list-header>
          <text:p text:style-name="P4"><text:span text:style-name="T18">1. </text:span>O sistema deve permitir o cadastro, edição e exclusão de mesas, atribuindo a cada uma um identificador único.<text:span text:style-name="T39">[</text:span><text:span text:style-name="T40">D</text:span><text:span text:style-name="T39">one]</text:span></text:p>
          <text:p text:style-name="P9"><text:span text:style-name="T34">2</text:span><text:span text:style-name="T35">. </text:span><text:span text:style-name="T33">Deve ser possível visualizar o status atual de cada mesa (livre, ocupada, reservada) e registrar alterações conforme necessário.</text:span><text:span text:style-name="T36">[</text:span><text:span text:style-name="T37">D</text:span><text:span text:style-name="T36">one]</text:span></text:p>
          <text:p text:style-name="P10"><text:span text:style-name="T38">3</text:span><text:span text:style-name="T18">. </text:span>Cada mesa deve ter uma comanda associada, que pode ser aberta ou fechada <text:span text:style-name="T39">conforme o status</text:span>.<text:span text:style-name="T39">[</text:span><text:span text:style-name="T40">D</text:span><text:span text:style-name="T39">one]</text:span></text:p>
          <text:p text:style-name="P5"><text:span text:style-name="T38">4</text:span><text:span text:style-name="T18">. </text:span>As comandas abertas devem permitir que os pedidos sejam adicionados, removidos e modificados conforme necessário.<text:span text:style-name="T39">[</text:span><text:span text:style-name="T40">D</text:span><text:span text:style-name="T39">one]</text:span></text:p>
          <text:p text:style-name="P6"><text:span text:style-name="T38">5</text:span><text:span text:style-name="T18">. </text:span>O sistema deve permitir o fechamento de uma comanda, calculando automaticamente o valor total com base nos itens pedidos.<text:span text:style-name="T39">[</text:span><text:span text:style-name="T42">DONE</text:span><text:span text:style-name="T39">]</text:span></text:p>
          <text:p text:style-name="P18"><text:span text:style-name="T42">6. </text:span>O sistema deve verficar se uma mesa quer ou não pagar a gorjeta(10%) a final da comanda e avaliar o atendimento<text:span text:style-name="T30">[</text:span><text:span text:style-name="T42">WORKING</text:span><text:span text:style-name="T30">]</text:span></text:p>
        </text:list-header>
      </text:list>
      <text:h text:style-name="Heading_20_3" text:outline-level="3">2.2 Gerenciamento de Cardápios <text:span text:style-name="T42">e </text:span><text:span text:style-name="T32">Items</text:span><text:span text:style-name="T39">[</text:span><text:span text:style-name="T42">W</text:span><text:span text:style-name="T39">orking on – </text:span><text:span text:style-name="T42">baixa prioridade</text:span><text:span text:style-name="T39">]</text:span></text:h>
      <text:list xml:id="list1271451746" text:style-name="L2">
        <text:list-item>
          <text:p text:style-name="P13">Deve ser possível cadastrar categorias de menu e associar pratos a cada categoria.</text:p>
        </text:list-item>
        <text:list-item>
          <text:p text:style-name="P13">Os pratos devem conter informações detalhadas, como nome, descrição, preço e imagem ilustrativa.</text:p>
        </text:list-item>
        <text:list-item>
          <text:p text:style-name="P14">Deve ser possível editar e excluir pratos, bem como adicionar novos pratos ao cardápio conforme necessário.</text:p>
        </text:list-item>
      </text:list>
      <text:h text:style-name="P3" text:outline-level="3">2.3 Gerenciamento de <text:span text:style-name="T9">Pedidos</text:span><text:span text:style-name="T32">[</text:span><text:span text:style-name="T42">W</text:span><text:span text:style-name="T32">orking on]</text:span></text:h>
      <text:list xml:id="list1507602934" text:style-name="L3">
        <text:list-item>
          <text:p text:style-name="P11">Deve ser possível adicionar, remover e modificar itens em um pedido antes que ele seja <text:span text:style-name="T32">preparado</text:span>. <text:span text:style-name="T39">[workin on]</text:span></text:p>
        </text:list-item>
        <text:list-item>
          <text:p text:style-name="P12">O sistema deve permitir o acompanhamento em tempo real do status dos pedidos, <text:soft-page-break/>indicando quando estão em preparo, prontos para servir ou já servidos.<text:span text:style-name="T39">[workin on]</text:span></text:p>
        </text:list-item>
      </text:list>
      <text:h text:style-name="P2" text:outline-level="3">2.4 Gerenciamento de <text:span text:style-name="T22">Usuarios/</text:span>Funcionários/<text:span text:style-name="T25">Clientes</text:span> <text:s/><text:span text:style-name="T21">e Um Batedor de Ponto </text:span><text:span text:style-name="T39">[DONE</text:span><text:span text:style-name="T28"> </text:span><text:span text:style-name="T22">]</text:span></text:h>
      <text:list xml:id="list4243770325" text:style-name="L4">
        <text:list-item>
          <text:p text:style-name="P15">Deve ser possível cadastrar e gerenciar informações de garçons e outros funcionários <text:span text:style-name="T19">e outros tipos de usuarios. </text:span><text:span text:style-name="T20">[</text:span><text:span text:style-name="T27">DONE</text:span><text:span text:style-name="T20">]</text:span></text:p>
        </text:list-item>
        <text:list-item>
          <text:p text:style-name="P16">Os garçons devem ter um registro de desempenho, incluindo o cálculo <text:span text:style-name="T1">automatico das horas trabalhadas no mês </text:span><text:span text:style-name="T23">através do Batedor de P</text:span><text:span text:style-name="T24">o</text:span><text:span text:style-name="T23">nto</text:span><text:span text:style-name="T26">[</text:span><text:span text:style-name="T27">DONE</text:span><text:span text:style-name="T26">]</text:span></text:p>
        </text:list-item>
        <text:list-item>
          <text:p text:style-name="P19">O sistema deve permitir a atribuição de <text:s/><text:span text:style-name="T8">COMANDA</text:span><text:span text:style-name="T20">(</text:span>pedidos<text:span text:style-name="T20">)</text:span> a garçons específicos para fins de rastreamento e avaliação de desempenho.<text:span text:style-name="T29">[</text:span><text:span text:style-name="T39">DONE</text:span><text:span text:style-name="T29">]</text:span></text:p>
        </text:list-item>
        <text:list-item>
          <text:p text:style-name="P17">Deve ser criado um batedor de ponto para controlar o fluxo de horas trabalhada de TODOS funcionarios(como citado acima) <text:span text:style-name="T27">[DONE]</text:span></text:p>
        </text:list-item>
      </text:list>
      <text:h text:style-name="Heading_20_3" text:outline-level="3">2.5 Controle de Cupons de Desconto <text:span text:style-name="T39">[WORKING ON]</text:span></text:h>
      <text:list xml:id="list1700044947" text:style-name="L5">
        <text:list-item>
          <text:p text:style-name="P20">Deve ser possível criar, gerenciar e aplicar cupons de desconto para clientes cadastrados no sistema.</text:p>
        </text:list-item>
        <text:list-item>
          <text:p text:style-name="P21">Os cupons devem ter data de validade, restrições de uso e percentuais de desconto configuráveis.</text:p>
        </text:list-item>
      </text:list>
      <text:p text:style-name="P22"/>
      <text:p text:style-name="P33"/>
      <text:p text:style-name="P34">2.6<text:span text:style-name="T28"> </text:span>G<text:span text:style-name="T28">erenciador de </text:span>V<text:span text:style-name="T28">endas </text:span>P<text:span text:style-name="T28">ara </text:span>F<text:span text:style-name="T28">ins </text:span>D<text:span text:style-name="T28">e </text:span>R<text:span text:style-name="T28">astreamento</text:span></text:p>
      <text:p text:style-name="P35"><text:span text:style-name="T6">1. A cada comanda fechada uma venda é feita somando total da comanda e salvando dia da comanda ou pedido e dizendo o total</text:span></text:p>
      <text:p text:style-name="P35"/>
      <text:p text:style-name="P35"/>
      <text:h text:style-name="Heading_20_3" text:outline-level="3">2.<text:span text:style-name="T42">7</text:span> Integração com API de Gerenciamento de Estoque<text:span text:style-name="T39">[TODO LATER] //</text:span></text:h>
      <text:list xml:id="list845852161" text:style-name="L6">
        <text:list-item>
          <text:p text:style-name="P24">O sistema deve integrar-se a uma API de gerenciamento de estoque para sincronizar informações sobre produtos e estoque disponível.</text:p>
        </text:list-item>
        <text:list-item>
          <text:p text:style-name="P23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807107819" text:style-name="L7">
        <text:list-item>
          <text:p text:style-name="P26">O sistema deve ser altamente responsivo, garantindo tempos de resposta rápidos mesmo em períodos de pico de uso.<text:span text:style-name="T45">[bons algoritmos estão sendo usados para otimizar os tempos de </text:span><text:soft-page-break/><text:span text:style-name="T45">requisições]</text:span></text:p>
        </text:list-item>
        <text:list-item>
          <text:p text:style-name="P25">Deve ser escalável para lidar com um grande volume de transações simultâneas sem comprometer o desempenho. <text:span text:style-name="T45">[a dividir em microservices]</text:span></text:p>
        </text:list-item>
      </text:list>
      <text:h text:style-name="Heading_20_3" text:outline-level="3">3.2 Segurança <text:span text:style-name="T45">][WORKING ON NOW – ALTA PRIORIDADE]</text:span></text:h>
      <text:list xml:id="list3116221286" text:style-name="L8">
        <text:list-item>
          <text:p text:style-name="P7">O sistema deve garantir a segurança dos dados do restaurante e dos clientes, incluindo medidas de criptografia e proteção contra ataques cibernéticos.</text:p>
        </text:list-item>
        <text:list-item>
          <text:p text:style-name="P8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430421398" text:style-name="L9">
        <text:list-item>
          <text:p text:style-name="P28">A interface do usuário deve ser intuitiva e amigável, com navegação simplificada e feedback claro para as ações realizadas.</text:p>
        </text:list-item>
        <text:list-item>
          <text:p text:style-name="P27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1422287743" text:style-name="L10">
        <text:list-item>
          <text:p text:style-name="P30">O código-fonte deve seguir as melhores práticas de desenvolvimento, incluindo modularidade, coesão e baixo acoplamento.</text:p>
        </text:list-item>
        <text:list-item>
          <text:p text:style-name="P29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2602209981" text:style-name="L11">
        <text:list-item>
          <text:p text:style-name="P32">Deve ser implementada uma integração com Webhooks para permitir a comunicação e sincronização de dados com outras APIs, como o sistema de gerenciamento de estoque.</text:p>
        </text:list-item>
        <text:list-item>
          <text:p text:style-name="P31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8T17:33:25.039623233</dc:date>
    <meta:editing-duration>PT21H53M3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84" meta:character-count="5092" meta:non-whitespace-character-count="4371"/>
  </office:meta>
</office:document-meta>
</file>